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table:style-name="ce6"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Celsius Lake</text:p>
          </table:table-cell>
          <table:table-cell table:style-name="ce6" office:value-type="string" calcext:value-type="string">
            <text:p>Hypothermic Helix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Der Werehaus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00/00/0000</text:date>, <text:time style:data-style-name="N2" text:time-value="02:29:38.464505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12-30T03:14:18.454208339</dc:date>
    <meta:editing-duration>P1DT22H30M54S</meta:editing-duration>
    <meta:editing-cycles>148</meta:editing-cycles>
    <meta:generator>LibreOffice/5.1.6.2$Linux_X86_64 LibreOffice_project/10m0$Build-2</meta:generator>
    <meta:document-statistic meta:table-count="2" meta:cell-count="152" meta:object-count="0"/>
  </office:meta>
</office:document-meta>
</file>